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4b4" officeooo:paragraph-rsid="0011f4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f4b4" officeooo:paragraph-rsid="0011f4b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a52c" officeooo:paragraph-rsid="0013a52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8734" officeooo:paragraph-rsid="0015873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1f4b4" officeooo:paragraph-rsid="0011f4b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3a52c" officeooo:paragraph-rsid="0013a52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1f4b4" officeooo:paragraph-rsid="0011f4b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9211e" style:text-underline-style="none" fo:font-weight="normal" officeooo:rsid="0013a52c" officeooo:paragraph-rsid="0013a52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a6099" style:text-underline-style="none" fo:font-weight="normal" officeooo:rsid="0013a52c" officeooo:paragraph-rsid="0013a52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58734" officeooo:paragraph-rsid="0015873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f945" officeooo:paragraph-rsid="0015f94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5f945" officeooo:paragraph-rsid="0015f945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2a6099"/>
    </style:style>
    <style:style style:name="T4" style:family="text">
      <style:text-properties fo:color="#81d4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 the Boring Stuff - 2<text:span text:style-name="T1">nd</text:span> Edition</text:p>
      <text:p text:style-name="P1">Chapter Review Questions</text:p>
      <text:p text:style-name="P7"/>
      <text:p text:style-name="P2">Chapter 1</text:p>
      <text:p text:style-name="P5"/>
      <text:p text:style-name="P5">1. Which of the following are operators, and which are values?</text:p>
      <text:p text:style-name="P5"/>
      <text:p text:style-name="P5">* - operator</text:p>
      <text:p text:style-name="P5">'hello' - value</text:p>
      <text:p text:style-name="P5">-88.8 - value</text:p>
      <text:p text:style-name="P5">- operator</text:p>
      <text:p text:style-name="P5">/ operator</text:p>
      <text:p text:style-name="P5">+ operator</text:p>
      <text:p text:style-name="P5">5 value</text:p>
      <text:p text:style-name="P5"/>
      <text:p text:style-name="P5">2. Which of the following is a variable, and which is a string?</text:p>
      <text:p text:style-name="P5"/>
      <text:p text:style-name="P5">Spam - variable</text:p>
      <text:p text:style-name="P5">'spam' - string</text:p>
      <text:p text:style-name="P5"/>
      <text:p text:style-name="P5">3. Name three data types.</text:p>
      <text:p text:style-name="P5"/>
      <text:p text:style-name="P5">String, int, variable</text:p>
      <text:p text:style-name="P5"/>
      <text:p text:style-name="P5">4. What is an expression made up of? What do all expressions do?</text:p>
      <text:p text:style-name="P5"/>
      <text:p text:style-name="P5">An expression is made up of statements that resolve down to a final value</text:p>
      <text:p text:style-name="P5"/>
      <text:p text:style-name="P5">5. This chapter introduced assignment statements, like spam = 10. What is the difference between an expression and a statement?</text:p>
      <text:p text:style-name="P5"/>
      <text:p text:style-name="P5">An assignment statement is assigning a value to a variable. An expression resolves some sort of calculation/computation</text:p>
      <text:p text:style-name="P5"/>
      <text:p text:style-name="P5">6. What does the variable bacon contain after the following code runs?</text:p>
      <text:p text:style-name="P5"/>
      <text:p text:style-name="P5">bacon = 20</text:p>
      <text:p text:style-name="P5">bacon + 1</text:p>
      <text:p text:style-name="P5"/>
      <text:p text:style-name="P5">bacon still contains 20 because the value was not changed/reassigned</text:p>
      <text:p text:style-name="P5"/>
      <text:p text:style-name="P5">7. What should the following two expressions evaluate to?</text:p>
      <text:p text:style-name="P5"/>
      <text:p text:style-name="P5">'spam' + 'spamspam'</text:p>
      <text:p text:style-name="P5">'spam' * 3</text:p>
      <text:p text:style-name="P5"/>
      <text:p text:style-name="P5">both should evaluate to ‘spamspamspam’</text:p>
      <text:p text:style-name="P5"/>
      <text:p text:style-name="P5">8. Why is eggs a valid variable name while 100 is invalid?</text:p>
      <text:p text:style-name="P5"><text:soft-page-break/>100 is an int value and cannot be used as a variable, variables must start with a letter. If you try to do something like “100 = foo” you will get an erro</text:p>
      <text:p text:style-name="P5"/>
      <text:p text:style-name="P5">9. What three functions can be used to get the integer, floating-point number, or string version of a value?</text:p>
      <text:p text:style-name="P5"/>
      <text:p text:style-name="P5">Int()</text:p>
      <text:p text:style-name="P5">float()</text:p>
      <text:p text:style-name="P5">str()</text:p>
      <text:p text:style-name="P5"/>
      <text:p text:style-name="P5">10. Why does this expression cause an error? How can you fix it?</text:p>
      <text:p text:style-name="P5"/>
      <text:p text:style-name="P5">'I have eaten ' + 99 + ' burritos.'</text:p>
      <text:p text:style-name="P5"/>
      <text:p text:style-name="P5">Strings can only concatenate with other strings, 99 needs to be ‘99’</text:p>
      <text:p text:style-name="P5"/>
      <text:p text:style-name="P3">Chapter 2</text:p>
      <text:p text:style-name="P6"/>
      <text:p text:style-name="P6">1. What are the two values of the Boolean data type? How do you write them?</text:p>
      <text:p text:style-name="P6"/>
      <text:p text:style-name="P6">True and False (case sensitive)</text:p>
      <text:p text:style-name="P6"/>
      <text:p text:style-name="P6">2. What are the three Boolean operators?</text:p>
      <text:p text:style-name="P6"/>
      <text:p text:style-name="P6">And, or, not</text:p>
      <text:p text:style-name="P6"/>
      <text:p text:style-name="P6">3. Write out the truth tables of each Boolean operator (that is, every possible combination of Boolean values for the operator and what they evaluate to).</text:p>
      <text:p text:style-name="P6"/>
      <text:p text:style-name="P6">See chapter for truth tables</text:p>
      <text:p text:style-name="P6"/>
      <text:p text:style-name="P6">4. What do the following expressions evaluate to?</text:p>
      <text:p text:style-name="P6"/>
      <text:p text:style-name="P6">(5 &gt; 4) and (3 == 5) </text:p>
      <text:p text:style-name="P6">False</text:p>
      <text:p text:style-name="P6">not (5 &gt; 4) </text:p>
      <text:p text:style-name="P6">False</text:p>
      <text:p text:style-name="P6">(5 &gt; 4) or (3 == 5) </text:p>
      <text:p text:style-name="P6">True</text:p>
      <text:p text:style-name="P6">not ((5 &gt; 4) or (3 == 5))</text:p>
      <text:p text:style-name="P6">False</text:p>
      <text:p text:style-name="P6">(True and True) and (True == False)</text:p>
      <text:p text:style-name="P6">False</text:p>
      <text:p text:style-name="P6">(not False) or (not True)</text:p>
      <text:p text:style-name="P6">True</text:p>
      <text:p text:style-name="P6"/>
      <text:p text:style-name="P6">5. What are the six comparison operators?</text:p>
      <text:p text:style-name="P6"/>
      <text:p text:style-name="P6">&gt;, &lt;, =, &lt;=, &gt;=, ==</text:p>
      <text:p text:style-name="P6"><text:soft-page-break/></text:p>
      <text:p text:style-name="P6">6. What is the difference between the equal to operator and the assignment operator?</text:p>
      <text:p text:style-name="P6"/>
      <text:p text:style-name="P6">== checks comparison, = assigns value</text:p>
      <text:p text:style-name="P6"/>
      <text:p text:style-name="P6">7. Explain what a condition is and where you would use one.</text:p>
      <text:p text:style-name="P6"/>
      <text:p text:style-name="P6">Determine if different branches of code should operate </text:p>
      <text:p text:style-name="P6"/>
      <text:p text:style-name="P6">8. Identify the three blocks in this code:</text:p>
      <text:p text:style-name="P6"/>
      <text:p text:style-name="P8">spam = 0</text:p>
      <text:p text:style-name="P8">if spam == 10:</text:p>
      <text:p text:style-name="P6"><text:s text:c="4"/><text:span text:style-name="T3">print('eggs')</text:span></text:p>
      <text:p text:style-name="P9"><text:s text:c="4"/>if spam &gt; 5:</text:p>
      <text:p text:style-name="P6"><text:s text:c="8"/><text:span text:style-name="T4">print('bacon')</text:span></text:p>
      <text:p text:style-name="P6"><text:s text:c="3"/><text:span text:style-name="T3"><text:s/>else:</text:span></text:p>
      <text:p text:style-name="P6"><text:s text:c="8"/><text:span text:style-name="T4">print('ham')</text:span></text:p>
      <text:p text:style-name="P6"><text:s text:c="4"/><text:span text:style-name="T3">print('spam')</text:span></text:p>
      <text:p text:style-name="P8">print('spam')</text:p>
      <text:p text:style-name="P6"/>
      <text:p text:style-name="P6">9. Write code that prints Hello if 1 is stored in spam, prints Howdy if 2 is stored in spam, and prints Greetings! if anything else is stored in spam.</text:p>
      <text:p text:style-name="P6"/>
      <text:p text:style-name="P6">If spam == 1:</text:p>
      <text:p text:style-name="P6"><text:tab/>print(‘Hello’)</text:p>
      <text:p text:style-name="P6">elif spam ==2:</text:p>
      <text:p text:style-name="P6"><text:tab/>print(‘Howdy’)</text:p>
      <text:p text:style-name="P6">else:</text:p>
      <text:p text:style-name="P6"><text:tab/>print(‘Greetings!’)</text:p>
      <text:p text:style-name="P6"/>
      <text:p text:style-name="P6">10. What keys can you press if your program is stuck in an infinite loop?</text:p>
      <text:p text:style-name="P6"/>
      <text:p text:style-name="P6">CTRL+C</text:p>
      <text:p text:style-name="P6"/>
      <text:p text:style-name="P6">11. What is the difference between break and continue?</text:p>
      <text:p text:style-name="P6"/>
      <text:p text:style-name="P6">Break breaks out of the loop, whereas continue skips the rest of the loop’s current iteration and continues to the beginning of the loop iteration</text:p>
      <text:p text:style-name="P6"/>
      <text:p text:style-name="P6">12. What is the difference between range(10), range(0, 10), and range(0, 10, 1) in a for loop?</text:p>
      <text:p text:style-name="P6"/>
      <text:p text:style-name="P6">They are all the same. They start at 0, increment by 1, and go up to but not including 10 (so, 9)</text:p>
      <text:p text:style-name="P6"/>
      <text:p text:style-name="P6">13. Write a short program that prints the numbers 1 to 10 using a for loop. Then write an equivalent program that prints the numbers 1 to 10 using a while loop.</text:p>
      <text:p text:style-name="P6"/>
      <text:p text:style-name="P6">For I in range(1, 11):<text:line-break/><text:tab/>print(i)</text:p>
      <text:p text:style-name="P6"><text:soft-page-break/></text:p>
      <text:p text:style-name="P6">I == 1</text:p>
      <text:p text:style-name="P6">while I &lt; 11:</text:p>
      <text:p text:style-name="P6"><text:tab/>print(i)</text:p>
      <text:p text:style-name="P6"><text:tab/>I = i+1</text:p>
      <text:p text:style-name="P6"/>
      <text:p text:style-name="P6">14. If you had a function named bacon() inside a module named spam, how would you call it after importing spam?</text:p>
      <text:p text:style-name="P6"/>
      <text:p text:style-name="P6">Spam.bacon()</text:p>
      <text:p text:style-name="P6"/>
      <text:p text:style-name="P4">Chapter 3</text:p>
      <text:p text:style-name="P10"/>
      <text:p text:style-name="P10">1. Why are functions advantageous to have in your programs?</text:p>
      <text:p text:style-name="P10"/>
      <text:p text:style-name="P10">Organization and shorter, cleaner code</text:p>
      <text:p text:style-name="P10"/>
      <text:p text:style-name="P10">2. When does the code in a function execute: when the function is defined or when the function is called?</text:p>
      <text:p text:style-name="P10"/>
      <text:p text:style-name="P10">Called</text:p>
      <text:p text:style-name="P10"/>
      <text:p text:style-name="P10">3. What statement creates a function?</text:p>
      <text:p text:style-name="P10"/>
      <text:p text:style-name="P10">Def()</text:p>
      <text:p text:style-name="P10"/>
      <text:p text:style-name="P10">4. What is the difference between a function and a function call?</text:p>
      <text:p text:style-name="P10"/>
      <text:p text:style-name="P10">A function is a miniature program inside your program, however it doesn’t actually run until it’s been called. You first have to define the function, then call it.</text:p>
      <text:p text:style-name="P10"/>
      <text:p text:style-name="P10">5. How many global scopes are there in a Python program? How many local scopes?</text:p>
      <text:p text:style-name="P10"/>
      <text:p text:style-name="P10">1 global scope; as many local scopes as there are functions</text:p>
      <text:p text:style-name="P10"/>
      <text:p text:style-name="P10">6. What happens to variables in a local scope when the function call returns?</text:p>
      <text:p text:style-name="P10"/>
      <text:p text:style-name="P10">They are deleted</text:p>
      <text:p text:style-name="P10"/>
      <text:p text:style-name="P10">7. What is a return value? Can a return value be part of an expression?</text:p>
      <text:p text:style-name="P10"/>
      <text:p text:style-name="P10">A return value is what a function evaluates to. Return values can be passed as arguments to other function calls, so they can be part of an expression.</text:p>
      <text:p text:style-name="P10"/>
      <text:p text:style-name="P10">8. If a function does not have a return statement, what is the return value of a call to that function?</text:p>
      <text:p text:style-name="P10"/>
      <text:p text:style-name="P10">None. Python adds a return None statement to any function without a return statement.</text:p>
      <text:p text:style-name="P10"/>
      <text:p text:style-name="P10">9. How can you force a variable in a function to refer to the global variable?</text:p>
      <text:p text:style-name="P10"><text:soft-page-break/>Global &lt;variable&gt;</text:p>
      <text:p text:style-name="P10"/>
      <text:p text:style-name="P10">10. What is the data type of None?</text:p>
      <text:p text:style-name="P10"/>
      <text:p text:style-name="P10">NoneType</text:p>
      <text:p text:style-name="P10"/>
      <text:p text:style-name="P10">11. What does the import areallyourpetsnamederic statement do?</text:p>
      <text:p text:style-name="P10"/>
      <text:p text:style-name="P10">Imports the module <text:s/>areallyourpetsnamederic, as long as it is installed in the system</text:p>
      <text:p text:style-name="P10"/>
      <text:p text:style-name="P10">12. If you had a function named bacon() in a module named spam, how would you call it after importing spam?</text:p>
      <text:p text:style-name="P10"/>
      <text:p text:style-name="P10">Import spam</text:p>
      <text:p text:style-name="P10">spam.bacon()</text:p>
      <text:p text:style-name="P10"/>
      <text:p text:style-name="P10">13. How can you prevent a program from crashing when it gets an error?</text:p>
      <text:p text:style-name="P10"/>
      <text:p text:style-name="P10">The try and except clauses</text:p>
      <text:p text:style-name="P10"/>
      <text:p text:style-name="P10">14. What goes in the try clause? What goes in the except clause?</text:p>
      <text:p text:style-name="P10"/>
      <text:p text:style-name="P10">The try cause is for the code that you want to attempt to execute, the except clause is to catch any errors <text:s text:c="2"/>that you expect might occur, so that the whole program doesn’t crash when there’s an error.</text:p>
      <text:p text:style-name="P10"/>
      <text:p text:style-name="P11">Chapter 4</text:p>
      <text:p text:style-name="P11"><text:span text:style-name="T2"/></text:p>
      <text:p text:style-name="P11"><text:span text:style-name="T2">1. What is []?</text:span></text:p>
      <text:p text:style-name="P11"><text:span text:style-name="T2"/></text:p>
      <text:p text:style-name="P11"><text:span text:style-name="T2">A blank list</text:span></text:p>
      <text:p text:style-name="P11"><text:span text:style-name="T2"/></text:p>
      <text:p text:style-name="P11"><text:span text:style-name="T2">2. How would you assign the value 'hello' as the third value in a list stored in a variable named spam? (Assume spam contains [2, 4, 6, 8, 10].)</text:span></text:p>
      <text:p text:style-name="P11"><text:span text:style-name="T2"/></text:p>
      <text:p text:style-name="P11"><text:span text:style-name="T2">spam[2] = ‘hello’</text:span></text:p>
      <text:p text:style-name="P11"><text:span text:style-name="T2"/></text:p>
      <text:p text:style-name="P12"><text:span text:style-name="T2">For the following three questions, let’s say spam contains the list ['a', 'b', 'c', 'd'].</text:span></text:p>
      <text:p text:style-name="P11"><text:span text:style-name="T2"/></text:p>
      <text:p text:style-name="P11"><text:span text:style-name="T2">3. What does spam[int(int('3' * 2) // 11)] evaluate to?</text:span></text:p>
      <text:p text:style-name="P11"><text:span text:style-name="T2"/></text:p>
      <text:p text:style-name="P11"><text:span text:style-name="T2">‘d’</text:span></text:p>
      <text:p text:style-name="P11"><text:span text:style-name="T2"/></text:p>
      <text:p text:style-name="P11"><text:span text:style-name="T2">4. What does spam[-1] evaluate to?</text:span></text:p>
      <text:p text:style-name="P11"><text:span text:style-name="T2"/></text:p>
      <text:p text:style-name="P11"><text:span text:style-name="T2">‘d’</text:span></text:p>
      <text:p text:style-name="P11"><text:span text:style-name="T2"/></text:p>
      <text:p text:style-name="P11"><text:span text:style-name="T2">5. What does spam[:2] evaluate to?</text:span></text:p>
      <text:p text:style-name="P11"><text:span text:style-name="T2"/></text:p>
      <text:p text:style-name="P11"><text:span text:style-name="T2">[‘a’, ‘b’]</text:span></text:p>
      <text:p text:style-name="P11"><text:soft-page-break/><text:span text:style-name="T2"/></text:p>
      <text:p text:style-name="P12"><text:span text:style-name="T2">For the following three questions, let’s say bacon contains the list [3.14, 'cat', 11, 'cat', True].</text:span></text:p>
      <text:p text:style-name="P11"><text:span text:style-name="T2"/></text:p>
      <text:p text:style-name="P11"><text:span text:style-name="T2">6. What does bacon.index('cat') evaluate to?</text:span></text:p>
      <text:p text:style-name="P11"><text:span text:style-name="T2"/></text:p>
      <text:p text:style-name="P11"><text:span text:style-name="T2">bacon[1]</text:span></text:p>
      <text:p text:style-name="P11"><text:span text:style-name="T2"/></text:p>
      <text:p text:style-name="P11"><text:span text:style-name="T2">7. What does bacon.append(99) make the list value in bacon look like?</text:span></text:p>
      <text:p text:style-name="P11"><text:span text:style-name="T2"/></text:p>
      <text:p text:style-name="P11"><text:span text:style-name="T2">[3.14, ‘cat’, ‘11’, ‘cat’, True, 99]</text:span></text:p>
      <text:p text:style-name="P11"><text:span text:style-name="T2"/></text:p>
      <text:p text:style-name="P11"><text:span text:style-name="T2">8. What does bacon.remove('cat') make the list value in bacon look like?</text:span></text:p>
      <text:p text:style-name="P11"><text:span text:style-name="T2"/></text:p>
      <text:p text:style-name="P11"><text:span text:style-name="T2">[3.14, ‘11’, ‘cat’, True,] </text:span></text:p>
      <text:p text:style-name="P11"><text:span text:style-name="T2"/></text:p>
      <text:p text:style-name="P11"><text:span text:style-name="T2">9. What are the operators for list concatenation and list replication?</text:span></text:p>
      <text:p text:style-name="P11"><text:span text:style-name="T2"/></text:p>
      <text:p text:style-name="P11"><text:span text:style-name="T2">+, *</text:span></text:p>
      <text:p text:style-name="P11"><text:span text:style-name="T2"/></text:p>
      <text:p text:style-name="P11"><text:span text:style-name="T2">10. What is the difference between the append() and insert() list methods?</text:span></text:p>
      <text:p text:style-name="P11"><text:span text:style-name="T2"/></text:p>
      <text:p text:style-name="P11"><text:span text:style-name="T2">Append() adds the value to the end of the list, insert will add the value to a specified list index</text:span></text:p>
      <text:p text:style-name="P11"><text:span text:style-name="T2"/></text:p>
      <text:p text:style-name="P11"><text:span text:style-name="T2">11. What are two ways to remove values from a list?</text:span></text:p>
      <text:p text:style-name="P11"><text:span text:style-name="T2"/></text:p>
      <text:p text:style-name="P11"><text:span text:style-name="T2">List.remove() and the del statement</text:span></text:p>
      <text:p text:style-name="P11"><text:span text:style-name="T2"/></text:p>
      <text:p text:style-name="P11"><text:span text:style-name="T2">12. Name a few ways that list values are similar to string values.</text:span></text:p>
      <text:p text:style-name="P11"><text:span text:style-name="T2"/></text:p>
      <text:p text:style-name="P11"><text:span text:style-name="T2">They both can be sliced, indexed, concatenated, and multiplied/replicated</text:span></text:p>
      <text:p text:style-name="P11"><text:span text:style-name="T2"/></text:p>
      <text:p text:style-name="P11"><text:span text:style-name="T2">13. What is the difference between lists and tuples?</text:span></text:p>
      <text:p text:style-name="P11"><text:span text:style-name="T2"/></text:p>
      <text:p text:style-name="P11"><text:span text:style-name="T2">Lists are mutable, tuples are immutable</text:span></text:p>
      <text:p text:style-name="P11"><text:span text:style-name="T2"/></text:p>
      <text:p text:style-name="P11"><text:span text:style-name="T2">14. How do you type the tuple value that has just the integer value 42 in it?</text:span></text:p>
      <text:p text:style-name="P11"><text:span text:style-name="T2"/></text:p>
      <text:p text:style-name="P11"><text:span text:style-name="T2">Tuple = (42,)</text:span></text:p>
      <text:p text:style-name="P11"><text:span text:style-name="T2"/></text:p>
      <text:p text:style-name="P11"><text:span text:style-name="T2">15. How can you get the tuple form of a list value? How can you get the list form of a tuple value?</text:span></text:p>
      <text:p text:style-name="P11"><text:span text:style-name="T2"/></text:p>
      <text:p text:style-name="P11"><text:span text:style-name="T2">The tuple() and list() functions </text:span></text:p>
      <text:p text:style-name="P11"><text:span text:style-name="T2"/></text:p>
      <text:p text:style-name="P11"><text:span text:style-name="T2">16. Variables that “contain” list values don’t actually contain lists directly. What do they contain instead?</text:span></text:p>
      <text:p text:style-name="P11"><text:span text:style-name="T2"/></text:p>
      <text:p text:style-name="P11"><text:span text:style-name="T2">Reference(s) to the list value</text:span></text:p>
      <text:p text:style-name="P11"><text:span text:style-name="T2"/></text:p>
      <text:p text:style-name="P11"><text:span text:style-name="T2">17. What is the difference between copy.copy() and copy.deepcopy()?</text:span></text:p>
      <text:p text:style-name="P11"><text:soft-page-break/><text:span text:style-name="T2">Copy.copy() will copy/duplicate the actual list data, as opposed to just the Reference. Copy.deepcopy() does the same thing, but for lists that contain inner lists (lists of list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09:15:32.919916946</meta:creation-date>
    <dc:date>2020-05-28T14:19:31.892170460</dc:date>
    <meta:editing-duration>PT32M20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7" meta:paragraph-count="161" meta:word-count="1366" meta:character-count="7462" meta:non-whitespace-character-count="6210"/>
  </office:meta>
</office:document-meta>
</file>